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1ac3" officeooo:paragraph-rsid="00181ac3"/>
    </style:style>
    <style:style style:name="P2" style:family="paragraph" style:parent-style-name="Standard">
      <style:text-properties officeooo:rsid="001a0c02" officeooo:paragraph-rsid="001a0c02"/>
    </style:style>
    <style:style style:name="P3" style:family="paragraph" style:parent-style-name="Standard">
      <style:text-properties officeooo:rsid="001b4c48" officeooo:paragraph-rsid="001b4c48"/>
    </style:style>
    <style:style style:name="P4" style:family="paragraph" style:parent-style-name="Standard">
      <style:text-properties officeooo:rsid="001d2e03" officeooo:paragraph-rsid="001d2e03"/>
    </style:style>
    <style:style style:name="P5" style:family="paragraph" style:parent-style-name="Standard">
      <style:text-properties officeooo:rsid="00181ac3" officeooo:paragraph-rsid="00181ac3"/>
    </style:style>
    <style:style style:name="P6" style:family="paragraph" style:parent-style-name="Standard">
      <style:text-properties officeooo:rsid="00181ac3" officeooo:paragraph-rsid="00217dce"/>
    </style:style>
    <style:style style:name="P7" style:family="paragraph" style:parent-style-name="Standard">
      <style:text-properties officeooo:rsid="001f7842" officeooo:paragraph-rsid="001f7842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03f15" officeooo:paragraph-rsid="00203f15" style:font-weight-asian="bold" style:font-weight-complex="bold"/>
    </style:style>
    <style:style style:name="T1" style:family="text">
      <style:text-properties officeooo:rsid="001b4c48"/>
    </style:style>
    <style:style style:name="T2" style:family="text">
      <style:text-properties officeooo:rsid="001dde30"/>
    </style:style>
    <style:style style:name="T3" style:family="text">
      <style:text-properties officeooo:rsid="00217d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texte :</text:p>
      <text:p text:style-name="P7">Cette application est un jeu d’action par niveau ou on aura un personnage et notre but sera <text:span text:style-name="T3">d'éliminer</text:span> tous les <text:span text:style-name="T3">ennemis</text:span> pour pouvoir avancer au prochain niveau.</text:p>
      <text:p text:style-name="P1"/>
      <text:p text:style-name="P1"/>
      <text:p text:style-name="P8">Diagramme de classes :</text:p>
      <text:p text:style-name="P1"/>
      <text:p text:style-name="P6">Le paquet entité garde la classe position qui <text:span text:style-name="T3">possède</text:span> les <text:span text:style-name="T3">propretés</text:span> de coordonnes dans le jeu, il <text:span text:style-name="T3">possède</text:span> aussi la classe Entité qui garde la taille, « sprites », couleurs, position et « id » de chaque <text:span text:style-name="T3">entité</text:span> du jeu. Puis la classe personnage <text:span text:style-name="T3">hérite</text:span> la classe entité et inclus aussi les <text:span text:style-name="T3">différents</text:span> statistiques des joueurs et ennemis comme les points d’attaque, de magie, la vie, la vitesse ou le type d’attaque, cette classe est puis <text:span text:style-name="T3">hérité</text:span> par la classe joueur qui inclus un nom et la classe ennemi qui <text:span text:style-name="T3">possède</text:span> des <text:span text:style-name="T3">paramètres</text:span> pour savoir s’il est en mouvement et leur patron d’attaque. La classe props <text:span text:style-name="T3">hérite</text:span> aussi de la classe entité et cela s’agit des objets du <text:span text:style-name="T3">scénario</text:span> avec lesquels on peut <text:span text:style-name="T3">avoir une collision</text:span>.</text:p>
      <text:p text:style-name="P1"/>
      <text:p text:style-name="P1">Le paquet data garde l’interface Loader qui permet de charger les cartes du paquet et savoir laquelle est la prochaine carte.</text:p>
      <text:p text:style-name="P1"/>
      <text:p text:style-name="P1"/>
      <text:p text:style-name="P1">Le paquet map <text:span text:style-name="T3">possède</text:span> la classe map, cette classe <text:span text:style-name="T3">possède</text:span> des at<text:span text:style-name="T3">t</text:span>ributs qui nous permet de savoir les <text:span text:style-name="T3">entités</text:span> sur la carte et son nombre, les attaques qui sont <text:span text:style-name="T3">exécutés</text:span>, le es <text:span text:style-name="T3">ennemis</text:span> et son nombre, la taille de la carte et l’image de fond. Ses <text:span text:style-name="T3">méthodes</text:span> nous permettent de modifier les entités sur la carte.</text:p>
      <text:p text:style-name="P1"/>
      <text:p text:style-name="P1"/>
      <text:p text:style-name="P2">Le paquet attack <text:span text:style-name="T3">possède</text:span> toutes les classes qui permettent d’attaquer, on trouve les interfaces Damager et DammagerEnnemi qui permettent d’attaquer a un ennemi et a un joueur respectivement, AtkUpdater permet d’actualiser les attaques sur la carte, AtkDeplaceur permet de <text:span text:style-name="T3">déplacer</text:span> les <text:span text:style-name="T3">attaques</text:span> sur la carte, attackPattern nous donne les informations d’un type d’attaque comme sa taille <text:span text:style-name="T1">et attack fait de cette attaque une entité. Pour attaquer il faut du coup utiliser l’interface Attaqueur.</text:span></text:p>
      <text:p text:style-name="P2"/>
      <text:p text:style-name="P2"/>
      <text:p text:style-name="P3">Le paquet collisionneur prend en charge les <text:span text:style-name="T3">différents</text:span> collisioneurs, on trouve par exemple l’interface collisioneurMouvement qui permet de tester la collision lors du <text:span text:style-name="T3">déplacement</text:span> des personnages et des ennemis, ce paquet <text:span text:style-name="T3">possède</text:span> aussi le collisionneurAttaque qui permet de detecter la collision des attaques envers les joueurs ou <text:span text:style-name="T3">ennemis</text:span></text:p>
      <text:p text:style-name="P1"/>
      <text:p text:style-name="P3"/>
      <text:p text:style-name="P3">Dans le paquet deplacement on trouve l’interface deplaceur qui permet de <text:span text:style-name="T3">déplacer</text:span> un joueur (DeplacerBasique) et nous permet aussi de <text:span text:style-name="T3">déplacer</text:span> un ennemi (DeplacerEnnemi)</text:p>
      <text:p text:style-name="P3"/>
      <text:p text:style-name="P3"/>
      <text:p text:style-name="P4">Hors ces paquets on trouve la classe Direction qui nous permet de <text:span text:style-name="T3">modéliser</text:span> une direction, une classe Loop qui nous permet d’avoir une boucle dans le jeu, cette boucle sera observé par l’interface Observer qui va nous permettre <text:span text:style-name="T3">d'exécuter</text:span> du code cote joueur et cote ennemi a chaque tour de boucle. Et puis on a le manager qui sera en charge d’appeler toutes les classes dont on aura besoin dans les <text:span text:style-name="T3">différents</text:span> paquets, il <text:span text:style-name="T3">possède</text:span> aussi les <text:span text:style-name="T3">attributs</text:span> de la liste de touches, la table des events des touches, la carte actuelle, le joueur, les deux boucles utilisés et le niveau actuel ; <text:span text:style-name="T2">cette classe possède aussi les méthodes de déplacement et d’attaqu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8:55:09.025171892</meta:creation-date>
    <dc:date>2022-01-20T20:16:16.456595827</dc:date>
    <meta:editing-duration>PT19M3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" meta:paragraph-count="10" meta:word-count="494" meta:character-count="2993" meta:non-whitespace-character-count="2509"/>
  </office:meta>
</office:document-meta>
</file>